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16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8cm" svg:x="1.4cm" svg:y="4.914cm" presentation:class="subtitle" presentation:placeholder="true" presentation:user-transformed="true">
          <draw:text-box/>
        </draw:frame>
        <draw:custom-shape draw:style-name="gr1" draw:text-style-name="P1" draw:layer="layout" svg:width="6.2cm" svg:height="4.2cm" svg:x="0.6cm" svg:y="3.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" draw:text-style-name="P1" draw:layer="layout" svg:width="6.2cm" svg:height="4.2cm" svg:x="7.8cm" svg:y="3.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" draw:text-style-name="P1" draw:layer="layout" svg:width="6.2cm" svg:height="4.2cm" svg:x="15cm" svg:y="3.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" draw:text-style-name="P1" draw:layer="layout" svg:width="6.2cm" svg:height="4.2cm" svg:x="21.8cm" svg:y="3.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2" draw:layer="layout" svg:width="4.8cm" svg:height="1.673cm" svg:x="1cm" svg:y="4.727cm">
          <draw:text-box>
            <text:p>Pre-processing </text:p>
            <text:p/>
          </draw:text-box>
        </draw:frame>
        <draw:frame draw:style-name="gr2" draw:layer="layout" svg:width="5cm" svg:height="1.673cm" svg:x="9cm" svg:y="4.527cm">
          <draw:text-box>
            <text:p>Feature Extraction</text:p>
          </draw:text-box>
        </draw:frame>
        <draw:frame draw:style-name="gr2" draw:layer="layout" svg:width="3.8cm" svg:height="1.673cm" svg:x="16.4cm" svg:y="4.527cm">
          <draw:text-box>
            <text:p>Training Phase</text:p>
          </draw:text-box>
        </draw:frame>
        <draw:frame draw:style-name="gr3" draw:layer="layout" svg:width="5.641cm" svg:height="0.962cm" svg:x="22cm" svg:y="4.914cm">
          <draw:text-box>
            <text:p>Testing/Evaluation</text:p>
          </draw:text-box>
        </draw:frame>
        <draw:line draw:style-name="gr4" draw:text-style-name="P1" draw:layer="layout" svg:x1="3.6cm" svg:y1="7.4cm" svg:x2="3.6cm" svg:y2="10.4cm">
          <text:p/>
        </draw:line>
        <draw:line draw:style-name="gr4" draw:text-style-name="P1" draw:layer="layout" svg:x1="10.8cm" svg:y1="7.4cm" svg:x2="10.8cm" svg:y2="10.6cm">
          <text:p/>
        </draw:line>
        <draw:line draw:style-name="gr4" draw:text-style-name="P1" draw:layer="layout" svg:x1="17.8cm" svg:y1="7.4cm" svg:x2="17.8cm" svg:y2="10.8cm">
          <text:p/>
        </draw:line>
        <draw:line draw:style-name="gr4" draw:text-style-name="P1" draw:layer="layout" svg:x1="24.8cm" svg:y1="7.6cm" svg:x2="24.8cm" svg:y2="10.8cm">
          <text:p/>
        </draw:line>
        <draw:custom-shape draw:style-name="gr5" draw:text-style-name="P1" draw:layer="layout" svg:width="5cm" svg:height="4.8cm" svg:x="1.2cm" svg:y="1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4.8cm" svg:height="2.854cm" svg:x="1.8cm" svg:y="10.994cm">
          <draw:text-box>
            <text:p text:style-name="P2"><text:span text:style-name="T1"/></text:p>
            <text:list text:style-name="L1">
              <text:list-item>
                <text:p text:style-name="P2"><text:span text:style-name="T2">Stemming</text:span></text:p>
              </text:list-item>
              <text:list-item>
                <text:p text:style-name="P2"><text:span text:style-name="T2">Case folding</text:span></text:p>
              </text:list-item>
              <text:list-item>
                <text:p text:style-name="P2"><text:span text:style-name="T2">Stop word elimination</text:span></text:p>
              </text:list-item>
            </text:list>
          </draw:text-box>
        </draw:frame>
        <draw:custom-shape draw:style-name="gr5" draw:text-style-name="P1" draw:layer="layout" svg:width="6.2cm" svg:height="5.578cm" draw:transform="skewX (-0.0010471975511966) translate (7.753cm 10.622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2" draw:layer="layout" svg:width="6.261cm" svg:height="5.866cm" svg:x="7.739cm" svg:y="10.734cm">
          <draw:text-box>
            <text:list text:style-name="L1">
              <text:list-item>
                <text:p text:style-name="P2"><text:span text:style-name="T2">Extracting frequency, </text:span><text:span text:style-name="T3">TFIDF, TFISF, Word density</text:span><text:span text:style-name="T2">, etc.</text:span></text:p>
              </text:list-item>
              <text:list-item>
                <text:p text:style-name="P2"><text:span text:style-name="T2">Converting this textual data to graphical data </text:span></text:p>
                <text:list>
                  <text:list-item>
                    <text:p text:style-name="P2"><text:span text:style-name="T2">Computing </text:span><text:span text:style-name="T3">depth</text:span><text:span text:style-name="T2"> of each node</text:span></text:p>
                  </text:list-item>
                  <text:list-item>
                    <text:p text:style-name="P2"><text:span text:style-name="T2">Computing </text:span><text:span text:style-name="T3">degree</text:span><text:span text:style-name="T2"> of each node</text:span>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6cm" svg:height="5.4cm" svg:x="15.2cm" svg:y="10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6cm" svg:height="5.371cm" svg:x="15.2cm" svg:y="10.829cm">
          <draw:text-box>
            <text:p text:style-name="P3"><text:span text:style-name="T2">Apply a learning algo to train the model to classify words as </text:span></text:p>
            <text:list text:style-name="L1">
              <text:list-item>
                <text:p text:style-name="P3"><text:span text:style-name="T2">In summary</text:span></text:p>
              </text:list-item>
              <text:list-item>
                <text:p text:style-name="P3"><text:span text:style-name="T2">Not in summary</text:span></text:p>
                <text:p text:style-name="P3"><text:span text:style-name="T2"/></text:p>
                <text:p text:style-name="P3"><text:span text:style-name="T2">Using</text:span></text:p>
              </text:list-item>
              <text:list-item>
                <text:p text:style-name="P3"><text:span text:style-name="T3">Bayes Classifier</text:span></text:p>
              </text:list-item>
              <text:list-item>
                <text:p text:style-name="P3"><text:span text:style-name="T3">Decision Trees</text:span></text:p>
                <text:p text:style-name="P3"><text:span text:style-name="T2"/></text:p>
              </text:list-item>
            </text:list>
          </draw:text-box>
        </draw:frame>
        <draw:custom-shape draw:style-name="gr5" draw:text-style-name="P1" draw:layer="layout" svg:width="5.4cm" svg:height="5cm" svg:x="22.6cm" svg:y="10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5cm" svg:height="4.347cm" svg:x="22.8cm" svg:y="11cm">
          <draw:text-box>
            <text:list text:style-name="L1">
              <text:list-item>
                <text:p text:style-name="P3"><text:span text:style-name="T2">Extract </text:span><text:span text:style-name="T3">top 'n' sentences</text:span><text:span text:style-name="T2"> and generate summary</text:span></text:p>
              </text:list-item>
              <text:list-item>
                <text:p text:style-name="P3"><text:span text:style-name="T2">Evalulate performance by comparing with </text:span><text:span text:style-name="T3">human-written summary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imesh </meta:initial-creator>
    <meta:creation-date>2013-07-16T16:14:34</meta:creation-date>
    <dc:date>2013-07-16T17:02:02</dc:date>
    <dc:creator>Animesh </dc:creator>
    <meta:editing-duration>PT9M33S</meta:editing-duration>
    <meta:editing-cycles>2</meta:editing-cycles>
    <meta:generator>LibreOffice/4.0.2.2$Linux_x86 LibreOffice_project/400m0$Build-2</meta:generator>
    <meta:document-statistic meta:object-count="45"/>
  </office:meta>
</office:document-meta>
</file>